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e33b" officeooo:paragraph-rsid="0020e33b"/>
    </style:style>
    <style:style style:name="P2" style:family="paragraph" style:parent-style-name="Standard">
      <style:text-properties officeooo:rsid="0023366d" officeooo:paragraph-rsid="0023366d"/>
    </style:style>
    <style:style style:name="T1" style:family="text">
      <style:text-properties officeooo:rsid="0023bdad"/>
    </style:style>
    <style:style style:name="T2" style:family="text">
      <style:text-properties officeooo:rsid="0025f2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****</text:p>
      <text:p text:style-name="P2">Тия кивает Луне, <text:span text:style-name="T1">та кивает в ответ</text:span>.</text:p>
      <text:p text:style-name="P1">Тия: *Шестёрке* - Идём, Луна <text:span text:style-name="T2">переместит </text:span>его в Тартар.</text:p>
      <text:p text:style-name="P1">*Луна остаётся со статуей одни*</text:p>
      <text:p text:style-name="P1">Глаза у Луны начинают светиться, та встаёт на дыбы и ломает статую на мелкие куски.</text:p>
      <text:p text:style-name="P1">В это время напевает мелодию Children Of the night(звуками мычания, без голоса), закрывает глаза, устремляет голову вверх. И медленно уходит и экран начинает по немногу темнеть, а на фоне продолжается напеваться эта мелодия.</text:p>
      <text:p text:style-name="Standard">****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21:48:16.239187112</meta:creation-date>
    <meta:generator>LibreOffice/24.2.7.2$Linux_X86_64 LibreOffice_project/420$Build-2</meta:generator>
    <dc:date>2026-01-21T21:13:54.421992806</dc:date>
    <meta:editing-duration>PT31M35S</meta:editing-duration>
    <meta:editing-cycles>19</meta:editing-cycles>
    <meta:document-statistic meta:table-count="0" meta:image-count="0" meta:object-count="0" meta:page-count="1" meta:paragraph-count="7" meta:word-count="71" meta:character-count="436" meta:non-whitespace-character-count="372"/>
  </office:meta>
</office:document-meta>
</file>